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A900000DA9C01B97BC241A726D.jpg" manifest:media-type="image/jpeg"/>
  <manifest:file-entry manifest:full-path="Pictures/10000000000009A900000DA9FDBAAB3E76387E5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635cm" fo:min-width="0.38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41cm" fo:min-width="0.392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8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677cm" fo:min-width="0.381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36cm" svg:height="29.608cm" svg:x="0.025cm" svg:y="0.046cm">
          <draw:image xlink:href="Pictures/10000000000009A900000DA9FDBAAB3E76387E5D.jpg" xlink:type="simple" xlink:show="embed" xlink:actuate="onLoad" loext:mime-type="image/jpeg">
            <text:p/>
          </draw:image>
        </draw:frame>
        <draw:custom-shape draw:style-name="gr2" draw:text-style-name="P3" draw:layer="layout" svg:width="0.381cm" svg:height="0.635cm" svg:x="11.228cm" svg:y="20.029cm">
          <text:p text:style-name="P2"><text:span text:style-name="T1">2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92cm" svg:height="0.741cm" svg:x="13.462cm" svg:y="22.717cm">
          <text:p text:style-name="P2"><text:span text:style-name="T1">1,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81cm" svg:height="0.635cm" svg:x="17.907cm" svg:y="26.654cm">
          <text:p text:style-name="P2"><text:span text:style-name="T1">2</text:span><text:span text:style-name="T1">.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3">
        <draw:frame draw:style-name="gr1" draw:text-style-name="P1" draw:layer="layout" svg:width="20.936cm" svg:height="29.608cm" svg:x="0.127cm" svg:y="-0.033cm">
          <draw:image xlink:href="Pictures/10000000000009A900000DA9C01B97BC241A726D.jpg" xlink:type="simple" xlink:show="embed" xlink:actuate="onLoad" loext:mime-type="image/jpeg">
            <text:p/>
          </draw:image>
        </draw:frame>
        <draw:custom-shape draw:style-name="gr4" draw:text-style-name="P3" draw:layer="layout" svg:width="0.381cm" svg:height="0.614cm" svg:x="5.842cm" svg:y="3.15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614cm" svg:x="6.35cm" svg:y="6.08cm">
          <text:p text:style-name="P2"><text:span text:style-name="T1">1,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81cm" svg:height="0.677cm" svg:x="17.538cm" svg:y="4.55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0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25T12:17:58.277177311</dc:date>
    <meta:editing-duration>PT6M7S</meta:editing-duration>
    <meta:editing-cycles>1</meta:editing-cycles>
    <meta:document-statistic meta:object-count="8"/>
    <meta:generator>LibreOffice/6.1.5.2$Linux_X86_64 LibreOffice_project/10$Build-2</meta:generator>
  </office:meta>
</office:document-meta>
</file>